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CAF86D46D6E138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1eb" officeooo:paragraph-rsid="001741e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ego de Procesos de PMBOOK</text:p>
      <text:p text:style-name="P1"><draw:frame draw:style-name="fr1" draw:name="Imagen1" text:anchor-type="char" svg:width="17.59cm" svg:height="9.932cm" draw:z-index="0"><draw:image xlink:href="Pictures/100000000000055000000300CAF86D46D6E138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0:16:50.755677278</meta:creation-date>
    <dc:date>2023-03-14T10:17:17.892248228</dc:date>
    <meta:editing-duration>PT28S</meta:editing-duration>
    <meta:editing-cycles>1</meta:editing-cycles>
    <meta:document-statistic meta:table-count="0" meta:image-count="1" meta:object-count="0" meta:page-count="1" meta:paragraph-count="1" meta:word-count="5" meta:character-count="27" meta:non-whitespace-character-count="23"/>
    <meta:generator>LibreOffice/6.4.7.2$Linux_X86_64 LibreOffice_project/40$Build-2</meta:generator>
  </office:meta>
</office:document-meta>
</file>